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edges</text:p>
          </table:table-cell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products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belongs_to</text:p>
          </table:table-cell>
          <table:table-cell table:style-name="ce2" office:value-type="string" calcext:value-type="string">
            <text:p>similar_to</text:p>
          </table:table-cell>
          <table:table-cell table:style-name="ce2" office:value-type="string" calcext:value-type="string">
            <text:p>reviewed_by</text:p>
          </table:table-cell>
          <table:table-cell table:style-name="ce2" office:value-type="string" calcext:value-type="string">
            <text:p>friend_of</text:p>
          </table:table-cell>
          <table:table-cell/>
        </table:table-row>
        <table:table-row table:style-name="ro1">
          <table:table-cell/>
          <table:table-cell table:style-name="ce2" table:number-columns-repeated="10"/>
          <table:table-cell/>
        </table:table-row>
        <table:table-row table:style-name="ro1">
          <table:table-cell office:value-type="string" calcext:value-type="string">
            <text:p>Graph_full</text:p>
          </table:table-cell>
          <table:table-cell office:value-type="float" office:value="2097819" calcext:value-type="float">
            <text:p>2097819</text:p>
          </table:table-cell>
          <table:table-cell table:style-name="ce3" table:formula="of:=[.H3]+[.I3]+[.J3]+[.K3]" office:value-type="float" office:value="37154730" calcext:value-type="float">
            <text:p>3715473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2684" calcext:value-type="float">
            <text:p>542684</text:p>
          </table:table-cell>
          <table:table-cell table:style-name="ce4" office:value-type="float" office:value="1555124" calcext:value-type="float">
            <text:p>1555124</text:p>
          </table:table-cell>
          <table:table-cell table:style-name="ce4" office:value-type="float" office:value="542684" calcext:value-type="float">
            <text:p>542684</text:p>
          </table:table-cell>
          <table:table-cell table:style-name="ce3" office:value-type="float" office:value="1231400" calcext:value-type="float">
            <text:p>1231400</text:p>
          </table:table-cell>
          <table:table-cell table:style-name="ce4" office:value-type="float" office:value="7593109" calcext:value-type="float">
            <text:p>7593109</text:p>
          </table:table-cell>
          <table:table-cell table:style-name="ce3" office:value-type="float" office:value="27787537" calcext:value-type="float">
            <text:p>27787537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3" table:number-columns-repeated="8"/>
          <table:table-cell/>
        </table:table-row>
        <table:table-row table:style-name="ro1">
          <table:table-cell table:style-name="ce1" office:value-type="string" calcext:value-type="string">
            <text:p>random seed 1337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aph_100_4_2</text:p>
          </table:table-cell>
          <table:table-cell table:style-name="ce3" office:value-type="float" office:value="276742" calcext:value-type="float">
            <text:p>276742</text:p>
          </table:table-cell>
          <table:table-cell table:style-name="ce3" office:value-type="float" office:value="528130" calcext:value-type="float">
            <text:p>5281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76518" calcext:value-type="float">
            <text:p>27651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526432" calcext:value-type="float">
            <text:p>526432</text:p>
          </table:table-cell>
          <table:table-cell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7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h_1000_4_2</text:p>
          </table:table-cell>
          <table:table-cell table:style-name="ce2" office:value-type="float" office:value="682832" calcext:value-type="float">
            <text:p>682832</text:p>
          </table:table-cell>
          <table:table-cell table:style-name="ce2" office:value-type="float" office:value="1937253" calcext:value-type="float">
            <text:p>193725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681748" calcext:value-type="float">
            <text:p>681748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9114" calcext:value-type="float">
            <text:p>29114</text:p>
          </table:table-cell>
          <table:table-cell table:style-name="ce2" office:value-type="float" office:value="1904392" calcext:value-type="float">
            <text:p>1904392</text:p>
          </table:table-cell>
          <table:table-cell/>
        </table:table-row>
        <table:table-row table:style-name="ro1">
          <table:table-cell/>
          <table:table-cell table:style-name="ce2" table:formula="of:=ROUND([.B9]/[.B7];2)" office:value-type="float" office:value="2.47" calcext:value-type="float">
            <text:p>2.47</text:p>
          </table:table-cell>
          <table:table-cell table:style-name="ce2" table:formula="of:=ROUND([.C9]/[.C7];2)" office:value-type="float" office:value="3.67" calcext:value-type="float">
            <text:p>3.67</text:p>
          </table:table-cell>
          <table:table-cell table:style-name="ce2"/>
          <table:table-cell table:style-name="ce2" table:formula="of:=ROUND([.E9]/[.E7];2)" office:value-type="float" office:value="4" calcext:value-type="float">
            <text:p>4</text:p>
          </table:table-cell>
          <table:table-cell table:style-name="ce2" table:formula="of:=ROUND([.F9]/[.F7];2)" office:value-type="float" office:value="4.84" calcext:value-type="float">
            <text:p>4.84</text:p>
          </table:table-cell>
          <table:table-cell table:style-name="ce2" table:formula="of:=ROUND([.G9]/[.G7];2)" office:value-type="float" office:value="2.47" calcext:value-type="float">
            <text:p>2.47</text:p>
          </table:table-cell>
          <table:table-cell table:style-name="ce2" table:formula="of:=ROUND([.H9]/[.H7];2)" office:value-type="float" office:value="4.84" calcext:value-type="float">
            <text:p>4.84</text:p>
          </table:table-cell>
          <table:table-cell table:style-name="ce2" table:formula="of:=ROUND([.I9]/[.I7];2)" office:value-type="float" office:value="5.58" calcext:value-type="float">
            <text:p>5.58</text:p>
          </table:table-cell>
          <table:table-cell table:style-name="ce2" table:formula="of:=ROUND([.J9]/[.J7];2)" office:value-type="float" office:value="29.2" calcext:value-type="float">
            <text:p>29.2</text:p>
          </table:table-cell>
          <table:table-cell table:style-name="ce2" table:formula="of:=ROUND([.K9]/[.K7];2)"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Graph_10000_4_2</text:p>
          </table:table-cell>
          <table:table-cell table:style-name="ce2" office:value-type="float" office:value="959579" calcext:value-type="float">
            <text:p>959579</text:p>
          </table:table-cell>
          <table:table-cell table:style-name="ce2" office:value-type="float" office:value="3659011" calcext:value-type="float">
            <text:p>365901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079" calcext:value-type="float">
            <text:p>10079</text:p>
          </table:table-cell>
          <table:table-cell table:style-name="ce2" office:value-type="float" office:value="949496" calcext:value-type="float">
            <text:p>949496</text:p>
          </table:table-cell>
          <table:table-cell table:style-name="ce2" office:value-type="float" office:value="10080" calcext:value-type="float">
            <text:p>10080</text:p>
          </table:table-cell>
          <table:table-cell table:style-name="ce2" office:value-type="float" office:value="27230" calcext:value-type="float">
            <text:p>27230</text:p>
          </table:table-cell>
          <table:table-cell table:style-name="ce2" office:value-type="float" office:value="219563" calcext:value-type="float">
            <text:p>219563</text:p>
          </table:table-cell>
          <table:table-cell table:style-name="ce2" office:value-type="float" office:value="3402139" calcext:value-type="float">
            <text:p>3402139</text:p>
          </table:table-cell>
          <table:table-cell/>
        </table:table-row>
        <table:table-row table:style-name="ro1">
          <table:table-cell/>
          <table:table-cell table:formula="of:=ROUND([.B11]/[.B9];2)" office:value-type="float" office:value="1.41" calcext:value-type="float">
            <text:p>1.41</text:p>
          </table:table-cell>
          <table:table-cell table:formula="of:=ROUND([.C11]/[.C9];2)" office:value-type="float" office:value="1.89" calcext:value-type="float">
            <text:p>1.89</text:p>
          </table:table-cell>
          <table:table-cell/>
          <table:table-cell table:formula="of:=ROUND([.E11]/[.E9];2)" office:value-type="float" office:value="1" calcext:value-type="float">
            <text:p>1</text:p>
          </table:table-cell>
          <table:table-cell table:formula="of:=ROUND([.F11]/[.F9];2)" office:value-type="float" office:value="9.33" calcext:value-type="float">
            <text:p>9.33</text:p>
          </table:table-cell>
          <table:table-cell table:formula="of:=ROUND([.G11]/[.G9];2)" office:value-type="float" office:value="1.39" calcext:value-type="float">
            <text:p>1.39</text:p>
          </table:table-cell>
          <table:table-cell table:formula="of:=ROUND([.H11]/[.H9];2)" office:value-type="float" office:value="9.33" calcext:value-type="float">
            <text:p>9.33</text:p>
          </table:table-cell>
          <table:table-cell table:formula="of:=ROUND([.I11]/[.I9];2)" office:value-type="float" office:value="10.21" calcext:value-type="float">
            <text:p>10.21</text:p>
          </table:table-cell>
          <table:table-cell table:formula="of:=ROUND([.J11]/[.J9];2)" office:value-type="float" office:value="7.54" calcext:value-type="float">
            <text:p>7.54</text:p>
          </table:table-cell>
          <table:table-cell table:formula="of:=ROUND([.K11]/[.K9];2)" office:value-type="float" office:value="1.79" calcext:value-type="float">
            <text:p>1.79</text:p>
          </table:table-cell>
          <table:table-cell/>
        </table:table-row>
        <table:table-row table:style-name="ro1">
          <table:table-cell table:style-name="ce1" office:value-type="string" calcext:value-type="string">
            <text:p>random seed 4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aph_100_4_2</text:p>
          </table:table-cell>
          <table:table-cell table:style-name="ce2" office:value-type="float" office:value="558629" calcext:value-type="float">
            <text:p>558629</text:p>
          </table:table-cell>
          <table:table-cell table:style-name="ce2" office:value-type="float" office:value="1389806" calcext:value-type="float">
            <text:p>138980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558061" calcext:value-type="float">
            <text:p>558061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13121" calcext:value-type="float">
            <text:p>13121</text:p>
          </table:table-cell>
          <table:table-cell table:style-name="ce2" office:value-type="float" office:value="1374397" calcext:value-type="float">
            <text:p>1374397</text:p>
          </table:table-cell>
          <table:table-cell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7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h_1000_4_2</text:p>
          </table:table-cell>
          <table:table-cell table:style-name="ce2" office:value-type="float" office:value="710889" calcext:value-type="float">
            <text:p>710889</text:p>
          </table:table-cell>
          <table:table-cell table:style-name="ce2" office:value-type="float" office:value="2091857" calcext:value-type="float">
            <text:p>2091857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709131" calcext:value-type="float">
            <text:p>709131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5403" calcext:value-type="float">
            <text:p>5403</text:p>
          </table:table-cell>
          <table:table-cell table:style-name="ce2" office:value-type="float" office:value="49377" calcext:value-type="float">
            <text:p>49377</text:p>
          </table:table-cell>
          <table:table-cell table:style-name="ce2" office:value-type="float" office:value="2035323" calcext:value-type="float">
            <text:p>2035323</text:p>
          </table:table-cell>
          <table:table-cell/>
        </table:table-row>
        <table:table-row table:style-name="ro1">
          <table:table-cell/>
          <table:table-cell table:style-name="ce2" table:formula="of:=ROUND([.B17]/[.B15];2)" office:value-type="float" office:value="1.27" calcext:value-type="float">
            <text:p>1.27</text:p>
          </table:table-cell>
          <table:table-cell table:style-name="ce2" table:formula="of:=ROUND([.C17]/[.C15];2)" office:value-type="float" office:value="1.51" calcext:value-type="float">
            <text:p>1.51</text:p>
          </table:table-cell>
          <table:table-cell table:style-name="ce2"/>
          <table:table-cell table:style-name="ce2" table:formula="of:=ROUND([.E17]/[.E15];2)" office:value-type="float" office:value="1.33" calcext:value-type="float">
            <text:p>1.33</text:p>
          </table:table-cell>
          <table:table-cell table:style-name="ce2" table:formula="of:=ROUND([.F17]/[.F15];2)" office:value-type="float" office:value="3.1" calcext:value-type="float">
            <text:p>3.1</text:p>
          </table:table-cell>
          <table:table-cell table:style-name="ce2" table:formula="of:=ROUND([.G17]/[.G15];2)" office:value-type="float" office:value="1.27" calcext:value-type="float">
            <text:p>1.27</text:p>
          </table:table-cell>
          <table:table-cell table:style-name="ce2" table:formula="of:=ROUND([.H17]/[.H15];2)" office:value-type="float" office:value="3.1" calcext:value-type="float">
            <text:p>3.1</text:p>
          </table:table-cell>
          <table:table-cell table:style-name="ce2" table:formula="of:=ROUND([.I17]/[.I15];2)" office:value-type="float" office:value="3.14" calcext:value-type="float">
            <text:p>3.14</text:p>
          </table:table-cell>
          <table:table-cell table:style-name="ce2" table:formula="of:=ROUND([.J17]/[.J15];2)" office:value-type="float" office:value="3.76" calcext:value-type="float">
            <text:p>3.76</text:p>
          </table:table-cell>
          <table:table-cell table:style-name="ce2" table:formula="of:=ROUND([.K17]/[.K15];2)"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string" calcext:value-type="string">
            <text:p>Graph_10000_4_2</text:p>
          </table:table-cell>
          <table:table-cell table:style-name="ce2" office:value-type="float" office:value="978228" calcext:value-type="float">
            <text:p>978228</text:p>
          </table:table-cell>
          <table:table-cell table:style-name="ce2" office:value-type="float" office:value="3893011" calcext:value-type="float">
            <text:p>389301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595" calcext:value-type="float">
            <text:p>10595</text:p>
          </table:table-cell>
          <table:table-cell table:style-name="ce2" office:value-type="float" office:value="967629" calcext:value-type="float">
            <text:p>967629</text:p>
          </table:table-cell>
          <table:table-cell table:style-name="ce2" office:value-type="float" office:value="10595" calcext:value-type="float">
            <text:p>10595</text:p>
          </table:table-cell>
          <table:table-cell table:style-name="ce2" office:value-type="float" office:value="30203" calcext:value-type="float">
            <text:p>30203</text:p>
          </table:table-cell>
          <table:table-cell table:style-name="ce2" office:value-type="float" office:value="349157" calcext:value-type="float">
            <text:p>349157</text:p>
          </table:table-cell>
          <table:table-cell table:style-name="ce2" office:value-type="float" office:value="3503056" calcext:value-type="float">
            <text:p>3503056</text:p>
          </table:table-cell>
          <table:table-cell table:style-name="ce3"/>
        </table:table-row>
        <table:table-row table:style-name="ro1">
          <table:table-cell/>
          <table:table-cell table:formula="of:=ROUND([.B19]/[.B17];2)" office:value-type="float" office:value="1.38" calcext:value-type="float">
            <text:p>1.38</text:p>
          </table:table-cell>
          <table:table-cell table:formula="of:=ROUND([.C19]/[.C17];2)" office:value-type="float" office:value="1.86" calcext:value-type="float">
            <text:p>1.86</text:p>
          </table:table-cell>
          <table:table-cell/>
          <table:table-cell table:formula="of:=ROUND([.E19]/[.E17];2)" office:value-type="float" office:value="1" calcext:value-type="float">
            <text:p>1</text:p>
          </table:table-cell>
          <table:table-cell table:formula="of:=ROUND([.F19]/[.F17];2)" office:value-type="float" office:value="6.04" calcext:value-type="float">
            <text:p>6.04</text:p>
          </table:table-cell>
          <table:table-cell table:formula="of:=ROUND([.G19]/[.G17];2)" office:value-type="float" office:value="1.36" calcext:value-type="float">
            <text:p>1.36</text:p>
          </table:table-cell>
          <table:table-cell table:formula="of:=ROUND([.H19]/[.H17];2)" office:value-type="float" office:value="6.04" calcext:value-type="float">
            <text:p>6.04</text:p>
          </table:table-cell>
          <table:table-cell table:formula="of:=ROUND([.I19]/[.I17];2)" office:value-type="float" office:value="5.59" calcext:value-type="float">
            <text:p>5.59</text:p>
          </table:table-cell>
          <table:table-cell table:formula="of:=ROUND([.J19]/[.J17];2)" office:value-type="float" office:value="7.07" calcext:value-type="float">
            <text:p>7.07</text:p>
          </table:table-cell>
          <table:table-cell table:formula="of:=ROUND([.K19]/[.K17];2)" office:value-type="float" office:value="1.72" calcext:value-type="float">
            <text:p>1.7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random seed 2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aph_100_4_2</text:p>
          </table:table-cell>
          <table:table-cell table:style-name="ce2" office:value-type="float" office:value="529351" calcext:value-type="float">
            <text:p>529351</text:p>
          </table:table-cell>
          <table:table-cell table:style-name="ce2" office:value-type="float" office:value="1285671" calcext:value-type="float">
            <text:p>128567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528995" calcext:value-type="float">
            <text:p>528995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7929" calcext:value-type="float">
            <text:p>7929</text:p>
          </table:table-cell>
          <table:table-cell table:style-name="ce2" office:value-type="float" office:value="1276382" calcext:value-type="float">
            <text:p>1276382</text:p>
          </table:table-cell>
          <table:table-cell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7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h_1000_4_2</text:p>
          </table:table-cell>
          <table:table-cell table:style-name="ce2" office:value-type="float" office:value="623530" calcext:value-type="float">
            <text:p>623530</text:p>
          </table:table-cell>
          <table:table-cell table:style-name="ce2" office:value-type="float" office:value="1672557" calcext:value-type="float">
            <text:p>1672557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622510" calcext:value-type="float">
            <text:p>622510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773" calcext:value-type="float">
            <text:p>2773</text:p>
          </table:table-cell>
          <table:table-cell table:style-name="ce2" office:value-type="float" office:value="16164" calcext:value-type="float">
            <text:p>16164</text:p>
          </table:table-cell>
          <table:table-cell table:style-name="ce2" office:value-type="float" office:value="1652604" calcext:value-type="float">
            <text:p>1652604</text:p>
          </table:table-cell>
          <table:table-cell/>
        </table:table-row>
        <table:table-row table:style-name="ro1">
          <table:table-cell/>
          <table:table-cell table:style-name="ce2" table:formula="of:=ROUND([.B26]/[.B24];2)" office:value-type="float" office:value="1.18" calcext:value-type="float">
            <text:p>1.18</text:p>
          </table:table-cell>
          <table:table-cell table:style-name="ce2" table:formula="of:=ROUND([.C26]/[.C24];2)" office:value-type="float" office:value="1.3" calcext:value-type="float">
            <text:p>1.3</text:p>
          </table:table-cell>
          <table:table-cell table:style-name="ce2"/>
          <table:table-cell table:style-name="ce2" table:formula="of:=ROUND([.E26]/[.E24];2)" office:value-type="float" office:value="1" calcext:value-type="float">
            <text:p>1</text:p>
          </table:table-cell>
          <table:table-cell table:style-name="ce2" table:formula="of:=ROUND([.F26]/[.F24];2)" office:value-type="float" office:value="2.89" calcext:value-type="float">
            <text:p>2.89</text:p>
          </table:table-cell>
          <table:table-cell table:style-name="ce2" table:formula="of:=ROUND([.G26]/[.G24];2)" office:value-type="float" office:value="1.18" calcext:value-type="float">
            <text:p>1.18</text:p>
          </table:table-cell>
          <table:table-cell table:style-name="ce2" table:formula="of:=ROUND([.H26]/[.H24];2)" office:value-type="float" office:value="2.89" calcext:value-type="float">
            <text:p>2.89</text:p>
          </table:table-cell>
          <table:table-cell table:style-name="ce2" table:formula="of:=ROUND([.I26]/[.I24];2)" office:value-type="float" office:value="2.75" calcext:value-type="float">
            <text:p>2.75</text:p>
          </table:table-cell>
          <table:table-cell table:style-name="ce2" table:formula="of:=ROUND([.J26]/[.J24];2)" office:value-type="float" office:value="2.04" calcext:value-type="float">
            <text:p>2.04</text:p>
          </table:table-cell>
          <table:table-cell table:style-name="ce2" table:formula="of:=ROUND([.K26]/[.K24];2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Graph_10000_4_2</text:p>
          </table:table-cell>
          <table:table-cell table:style-name="ce2" office:value-type="float" office:value="952117" calcext:value-type="float">
            <text:p>952117</text:p>
          </table:table-cell>
          <table:table-cell table:style-name="ce2" office:value-type="float" office:value="3595394" calcext:value-type="float">
            <text:p>359539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252" calcext:value-type="float">
            <text:p>10252</text:p>
          </table:table-cell>
          <table:table-cell table:style-name="ce2" office:value-type="float" office:value="941861" calcext:value-type="float">
            <text:p>941861</text:p>
          </table:table-cell>
          <table:table-cell table:style-name="ce2" office:value-type="float" office:value="10252" calcext:value-type="float">
            <text:p>10252</text:p>
          </table:table-cell>
          <table:table-cell table:style-name="ce2" office:value-type="float" office:value="27845" calcext:value-type="float">
            <text:p>27845</text:p>
          </table:table-cell>
          <table:table-cell table:style-name="ce2" office:value-type="float" office:value="208563" calcext:value-type="float">
            <text:p>208563</text:p>
          </table:table-cell>
          <table:table-cell table:style-name="ce2" office:value-type="float" office:value="3348734" calcext:value-type="float">
            <text:p>3348734</text:p>
          </table:table-cell>
          <table:table-cell/>
        </table:table-row>
        <table:table-row table:style-name="ro1">
          <table:table-cell/>
          <table:table-cell table:formula="of:=ROUND([.B28]/[.B26];2)" office:value-type="float" office:value="1.53" calcext:value-type="float">
            <text:p>1.53</text:p>
          </table:table-cell>
          <table:table-cell table:formula="of:=ROUND([.C28]/[.C26];2)" office:value-type="float" office:value="2.15" calcext:value-type="float">
            <text:p>2.15</text:p>
          </table:table-cell>
          <table:table-cell/>
          <table:table-cell table:formula="of:=ROUND([.E28]/[.E26];2)" office:value-type="float" office:value="1" calcext:value-type="float">
            <text:p>1</text:p>
          </table:table-cell>
          <table:table-cell table:formula="of:=ROUND([.F28]/[.F26];2)" office:value-type="float" office:value="10.09" calcext:value-type="float">
            <text:p>10.09</text:p>
          </table:table-cell>
          <table:table-cell table:formula="of:=ROUND([.G28]/[.G26];2)" office:value-type="float" office:value="1.51" calcext:value-type="float">
            <text:p>1.51</text:p>
          </table:table-cell>
          <table:table-cell table:formula="of:=ROUND([.H28]/[.H26];2)" office:value-type="float" office:value="10.09" calcext:value-type="float">
            <text:p>10.09</text:p>
          </table:table-cell>
          <table:table-cell table:formula="of:=ROUND([.I28]/[.I26];2)" office:value-type="float" office:value="10.04" calcext:value-type="float">
            <text:p>10.04</text:p>
          </table:table-cell>
          <table:table-cell table:formula="of:=ROUND([.J28]/[.J26];2)" office:value-type="float" office:value="12.9" calcext:value-type="float">
            <text:p>12.9</text:p>
          </table:table-cell>
          <table:table-cell table:formula="of:=ROUND([.K28]/[.K26];2)" office:value-type="float" office:value="2.03" calcext:value-type="float">
            <text:p>2.0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random seed 61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aph_611_50_4_2</text:p>
          </table:table-cell>
          <table:table-cell table:style-name="ce3" office:value-type="float" office:value="211635" calcext:value-type="float">
            <text:p>211635</text:p>
          </table:table-cell>
          <table:table-cell table:style-name="ce3" office:value-type="float" office:value="377617" calcext:value-type="float">
            <text:p>377617</text:p>
          </table:table-cell>
          <table:table-cell table:style-name="ce3" office:value-type="float" office:value="1138859" calcext:value-type="float">
            <text:p>11388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1520" calcext:value-type="float">
            <text:p>21152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76548" calcext:value-type="float">
            <text:p>376548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h_611_500_4_2</text:p>
          </table:table-cell>
          <table:table-cell table:style-name="ce3" office:value-type="float" office:value="766401" calcext:value-type="float">
            <text:p>766401</text:p>
          </table:table-cell>
          <table:table-cell table:style-name="ce3" office:value-type="float" office:value="2418345" calcext:value-type="float">
            <text:p>2418345</text:p>
          </table:table-cell>
          <table:table-cell table:style-name="ce3" office:value-type="float" office:value="4678722" calcext:value-type="float">
            <text:p>46787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765304" calcext:value-type="float">
            <text:p>765304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3166" calcext:value-type="float">
            <text:p>3166</text:p>
          </table:table-cell>
          <table:table-cell table:style-name="ce3" office:value-type="float" office:value="117702" calcext:value-type="float">
            <text:p>117702</text:p>
          </table:table-cell>
          <table:table-cell table:style-name="ce3" office:value-type="float" office:value="2296383" calcext:value-type="float">
            <text:p>2296383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table:style-name="ce2" table:formula="of:=ROUND([.B35]/[.B33];2)" office:value-type="float" office:value="3.62" calcext:value-type="float">
            <text:p>3.62</text:p>
          </table:table-cell>
          <table:table-cell table:style-name="ce2" table:formula="of:=ROUND([.C35]/[.C33];2)" office:value-type="float" office:value="6.4" calcext:value-type="float">
            <text:p>6.4</text:p>
          </table:table-cell>
          <table:table-cell table:style-name="ce2" table:formula="of:=ROUND([.D35]/[.D33];2)" office:value-type="float" office:value="4.11" calcext:value-type="float">
            <text:p>4.11</text:p>
          </table:table-cell>
          <table:table-cell table:style-name="ce2" table:formula="of:=ROUND([.E35]/[.E33];2)" office:value-type="float" office:value="3" calcext:value-type="float">
            <text:p>3</text:p>
          </table:table-cell>
          <table:table-cell table:style-name="ce2" table:formula="of:=ROUND([.F35]/[.F33];2)" office:value-type="float" office:value="9.6" calcext:value-type="float">
            <text:p>9.6</text:p>
          </table:table-cell>
          <table:table-cell table:style-name="ce2" table:formula="of:=ROUND([.G35]/[.G33];2)" office:value-type="float" office:value="3.62" calcext:value-type="float">
            <text:p>3.62</text:p>
          </table:table-cell>
          <table:table-cell table:style-name="ce2" table:formula="of:=ROUND([.H35]/[.H33];2)" office:value-type="float" office:value="9.6" calcext:value-type="float">
            <text:p>9.6</text:p>
          </table:table-cell>
          <table:table-cell table:style-name="ce2" table:formula="of:=ROUND([.I35]/[.I33];2)" office:value-type="float" office:value="12.27" calcext:value-type="float">
            <text:p>12.27</text:p>
          </table:table-cell>
          <table:table-cell table:style-name="ce2" table:formula="of:=ROUND([.J35]/[.J33];2)" office:value-type="float" office:value="168.87" calcext:value-type="float">
            <text:p>168.87</text:p>
          </table:table-cell>
          <table:table-cell table:style-name="ce2" table:formula="of:=ROUND([.K35]/[.K33];2)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Graph_611_10000_4_2</text:p>
          </table:table-cell>
          <table:table-cell table:style-name="ce3" office:value-type="float" office:value="983768" calcext:value-type="float">
            <text:p>983768</text:p>
          </table:table-cell>
          <table:table-cell table:style-name="ce3" office:value-type="float" office:value="3918034" calcext:value-type="float">
            <text:p>3918034</text:p>
          </table:table-cell>
          <table:table-cell table:style-name="ce3" office:value-type="float" office:value="6802147" calcext:value-type="float">
            <text:p>680214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0041" calcext:value-type="float">
            <text:p>10041</text:p>
          </table:table-cell>
          <table:table-cell table:style-name="ce3" office:value-type="float" office:value="973723" calcext:value-type="float">
            <text:p>973723</text:p>
          </table:table-cell>
          <table:table-cell table:style-name="ce3" office:value-type="float" office:value="10042" calcext:value-type="float">
            <text:p>10042</text:p>
          </table:table-cell>
          <table:table-cell table:style-name="ce3" office:value-type="float" office:value="27935" calcext:value-type="float">
            <text:p>27935</text:p>
          </table:table-cell>
          <table:table-cell table:style-name="ce3" office:value-type="float" office:value="314708" calcext:value-type="float">
            <text:p>314708</text:p>
          </table:table-cell>
          <table:table-cell table:style-name="ce3" office:value-type="float" office:value="3565350" calcext:value-type="float">
            <text:p>3565350</text:p>
          </table:table-cell>
          <table:table-cell/>
        </table:table-row>
        <table:table-row table:style-name="ro1">
          <table:table-cell/>
          <table:table-cell table:formula="of:=ROUND([.B37]/[.B35];2)" office:value-type="float" office:value="1.28" calcext:value-type="float">
            <text:p>1.28</text:p>
          </table:table-cell>
          <table:table-cell table:formula="of:=ROUND([.C37]/[.C35];2)" office:value-type="float" office:value="1.62" calcext:value-type="float">
            <text:p>1.62</text:p>
          </table:table-cell>
          <table:table-cell table:formula="of:=ROUND([.D37]/[.D35];2)" office:value-type="float" office:value="1.45" calcext:value-type="float">
            <text:p>1.45</text:p>
          </table:table-cell>
          <table:table-cell table:formula="of:=ROUND([.E37]/[.E35];2)" office:value-type="float" office:value="1.33" calcext:value-type="float">
            <text:p>1.33</text:p>
          </table:table-cell>
          <table:table-cell table:formula="of:=ROUND([.F37]/[.F35];2)" office:value-type="float" office:value="9.18" calcext:value-type="float">
            <text:p>9.18</text:p>
          </table:table-cell>
          <table:table-cell table:formula="of:=ROUND([.G37]/[.G35];2)" office:value-type="float" office:value="1.27" calcext:value-type="float">
            <text:p>1.27</text:p>
          </table:table-cell>
          <table:table-cell table:formula="of:=ROUND([.H37]/[.H35];2)" office:value-type="float" office:value="9.18" calcext:value-type="float">
            <text:p>9.18</text:p>
          </table:table-cell>
          <table:table-cell table:formula="of:=ROUND([.I37]/[.I35];2)" office:value-type="float" office:value="8.82" calcext:value-type="float">
            <text:p>8.82</text:p>
          </table:table-cell>
          <table:table-cell table:formula="of:=ROUND([.J37]/[.J35];2)" office:value-type="float" office:value="2.67" calcext:value-type="float">
            <text:p>2.67</text:p>
          </table:table-cell>
          <table:table-cell table:formula="of:=ROUND([.K37]/[.K35];2)" office:value-type="float" office:value="1.55" calcext:value-type="float">
            <text:p>1.55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random seed 4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aph_100_3_2</text:p>
          </table:table-cell>
          <table:table-cell table:style-name="ce3" office:value-type="float" office:value="347879" calcext:value-type="float">
            <text:p>347879</text:p>
          </table:table-cell>
          <table:table-cell table:style-name="ce3" office:value-type="float" office:value="706523" calcext:value-type="float">
            <text:p>706523</text:p>
          </table:table-cell>
          <table:table-cell table:style-name="ce3" office:value-type="float" office:value="1874907" calcext:value-type="float">
            <text:p>18749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7752" calcext:value-type="float">
            <text:p>34775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704092" calcext:value-type="float">
            <text:p>704092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h_1000_3_2</text:p>
          </table:table-cell>
          <table:table-cell table:style-name="ce3" office:value-type="float" office:value="666209" calcext:value-type="float">
            <text:p>666209</text:p>
          </table:table-cell>
          <table:table-cell table:style-name="ce3" office:value-type="float" office:value="1864366" calcext:value-type="float">
            <text:p>1864366</text:p>
          </table:table-cell>
          <table:table-cell table:style-name="ce3" office:value-type="float" office:value="3710473" calcext:value-type="float">
            <text:p>371047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665116" calcext:value-type="float">
            <text:p>665116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3365" calcext:value-type="float">
            <text:p>3365</text:p>
          </table:table-cell>
          <table:table-cell table:style-name="ce3" office:value-type="float" office:value="29848" calcext:value-type="float">
            <text:p>29848</text:p>
          </table:table-cell>
          <table:table-cell table:style-name="ce3" office:value-type="float" office:value="1830064" calcext:value-type="float">
            <text:p>1830064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table:style-name="ce2" table:formula="of:=ROUND([.B46]/[.B44];2)" office:value-type="float" office:value="1.92" calcext:value-type="float">
            <text:p>1.92</text:p>
          </table:table-cell>
          <table:table-cell table:style-name="ce2" table:formula="of:=ROUND([.C46]/[.C44];2)" office:value-type="float" office:value="2.64" calcext:value-type="float">
            <text:p>2.64</text:p>
          </table:table-cell>
          <table:table-cell table:style-name="ce2" table:formula="of:=ROUND([.D46]/[.D44];2)" office:value-type="float" office:value="1.98" calcext:value-type="float">
            <text:p>1.98</text:p>
          </table:table-cell>
          <table:table-cell table:style-name="ce2" table:formula="of:=ROUND([.E46]/[.E44];2)" office:value-type="float" office:value="4" calcext:value-type="float">
            <text:p>4</text:p>
          </table:table-cell>
          <table:table-cell table:style-name="ce2" table:formula="of:=ROUND([.F46]/[.F44];2)" office:value-type="float" office:value="8.64" calcext:value-type="float">
            <text:p>8.64</text:p>
          </table:table-cell>
          <table:table-cell table:style-name="ce2" table:formula="of:=ROUND([.G46]/[.G44];2)" office:value-type="float" office:value="1.91" calcext:value-type="float">
            <text:p>1.91</text:p>
          </table:table-cell>
          <table:table-cell table:style-name="ce2" table:formula="of:=ROUND([.H46]/[.H44];2)" office:value-type="float" office:value="8.64" calcext:value-type="float">
            <text:p>8.64</text:p>
          </table:table-cell>
          <table:table-cell table:style-name="ce2" table:formula="of:=ROUND([.I46]/[.I44];2)" office:value-type="float" office:value="8.5" calcext:value-type="float">
            <text:p>8.5</text:p>
          </table:table-cell>
          <table:table-cell table:style-name="ce2" table:formula="of:=ROUND([.J46]/[.J44];2)" office:value-type="float" office:value="15.64" calcext:value-type="float">
            <text:p>15.64</text:p>
          </table:table-cell>
          <table:table-cell table:style-name="ce2" table:formula="of:=ROUND([.K46]/[.K44];2)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Graph_10000_3_2</text:p>
          </table:table-cell>
          <table:table-cell table:style-name="ce3" office:value-type="float" office:value="987036" calcext:value-type="float">
            <text:p>987036</text:p>
          </table:table-cell>
          <table:table-cell table:style-name="ce3" office:value-type="float" office:value="4016216" calcext:value-type="float">
            <text:p>4016216</text:p>
          </table:table-cell>
          <table:table-cell table:style-name="ce3" office:value-type="float" office:value="7255153" calcext:value-type="float">
            <text:p>7255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47" calcext:value-type="float">
            <text:p>10047</text:p>
          </table:table-cell>
          <table:table-cell table:style-name="ce3" office:value-type="float" office:value="976985" calcext:value-type="float">
            <text:p>976985</text:p>
          </table:table-cell>
          <table:table-cell table:style-name="ce3" office:value-type="float" office:value="10048" calcext:value-type="float">
            <text:p>10048</text:p>
          </table:table-cell>
          <table:table-cell table:style-name="ce3" office:value-type="float" office:value="27976" calcext:value-type="float">
            <text:p>27976</text:p>
          </table:table-cell>
          <table:table-cell table:style-name="ce3" office:value-type="float" office:value="401917" calcext:value-type="float">
            <text:p>401917</text:p>
          </table:table-cell>
          <table:table-cell table:style-name="ce3" office:value-type="float" office:value="3576276" calcext:value-type="float">
            <text:p>3576276</text:p>
          </table:table-cell>
          <table:table-cell table:style-name="ce3"/>
        </table:table-row>
        <table:table-row table:style-name="ro1">
          <table:table-cell office:value-type="string" calcext:value-type="string">
            <text:p>scale</text:p>
          </table:table-cell>
          <table:table-cell table:formula="of:=ROUND([.B48]/[.B46];2)" office:value-type="float" office:value="1.48" calcext:value-type="float">
            <text:p>1.48</text:p>
          </table:table-cell>
          <table:table-cell table:formula="of:=ROUND([.C48]/[.C46];2)" office:value-type="float" office:value="2.15" calcext:value-type="float">
            <text:p>2.15</text:p>
          </table:table-cell>
          <table:table-cell table:formula="of:=ROUND([.D48]/[.D46];2)" office:value-type="float" office:value="1.96" calcext:value-type="float">
            <text:p>1.96</text:p>
          </table:table-cell>
          <table:table-cell table:formula="of:=ROUND([.E48]/[.E46];2)" office:value-type="float" office:value="1" calcext:value-type="float">
            <text:p>1</text:p>
          </table:table-cell>
          <table:table-cell table:formula="of:=ROUND([.F48]/[.F46];2)" office:value-type="float" office:value="9.23" calcext:value-type="float">
            <text:p>9.23</text:p>
          </table:table-cell>
          <table:table-cell table:formula="of:=ROUND([.G48]/[.G46];2)" office:value-type="float" office:value="1.47" calcext:value-type="float">
            <text:p>1.47</text:p>
          </table:table-cell>
          <table:table-cell table:formula="of:=ROUND([.H48]/[.H46];2)" office:value-type="float" office:value="9.23" calcext:value-type="float">
            <text:p>9.23</text:p>
          </table:table-cell>
          <table:table-cell table:formula="of:=ROUND([.I48]/[.I46];2)" office:value-type="float" office:value="8.31" calcext:value-type="float">
            <text:p>8.31</text:p>
          </table:table-cell>
          <table:table-cell table:formula="of:=ROUND([.J48]/[.J46];2)" office:value-type="float" office:value="13.47" calcext:value-type="float">
            <text:p>13.47</text:p>
          </table:table-cell>
          <table:table-cell table:formula="of:=ROUND([.K48]/[.K46];2)" office:value-type="float" office:value="1.95" calcext:value-type="float">
            <text:p>1.95</text:p>
          </table:table-cell>
          <table:table-cell/>
        </table:table-row>
        <table:table-row table:style-name="ro1">
          <table:table-cell/>
          <table:table-cell table:style-name="ce2" table:number-columns-repeated="4"/>
          <table:table-cell table:style-name="ce3" table:number-columns-repeated="2"/>
          <table:table-cell table:style-name="ce2" table:number-columns-repeated="4"/>
          <table:table-cell table:style-name="ce3"/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00:00:02.386545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23T15:18:23.386318776</dc:date>
    <meta:editing-duration>PT4H55M37S</meta:editing-duration>
    <meta:editing-cycles>22</meta:editing-cycles>
    <meta:generator>LibreOffice/4.1.2.3$Linux_X86_64 LibreOffice_project/410m0$Build-3</meta:generator>
    <meta:document-statistic meta:table-count="1" meta:cell-count="328" meta:object-count="0"/>
  </office:meta>
</office:document-meta>
</file>